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WWNum16">
      <style:paragraph-properties fo:margin-left="0.5in" fo:margin-right="0in" fo:margin-top="0in" fo:margin-bottom="0.111in" loext:contextual-spacing="true" fo:text-indent="-0.25in" style:auto-text-indent="false"/>
      <style:text-properties officeooo:paragraph-rsid="0010e164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officeooo:paragraph-rsid="0010e164"/>
    </style:style>
    <style:style style:name="T1" style:family="text">
      <style:text-properties fo:font-weight="bold" style:font-weight-asian="bol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 attività previste in questa fase sono:</text:p>
      <text:list xml:id="list5031237939613828858" text:style-name="WWNum16">
        <text:list-item>
          <text:p text:style-name="P1">individuazione della <text:span text:style-name="T1">disponibilità di bilancio</text:span> (di seguito <draw:frame draw:style-name="fr1" draw:name="1" text:anchor-type="as-char" svg:width="0.5618in" svg:height="0.2256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) per assicurare la disponibilità e la messa in produzione della soluzione da acquisire (eventuale bonifica dati e migrazione da sistemi preesistenti, installazione, personalizzazione, integrazione con sistemi esistenti, formazione, supporto all’avvio, attività gestionali, pagamento di eventuali eccedenze, ecc.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Label_20_136" style:display-name="ListLabel 136" style:family="text">
      <style:text-properties fo:font-size="12pt"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8:11:46.514777478</meta:creation-date>
    <dc:date>2018-04-09T18:11:51.572652893</dc:date>
    <meta:editing-duration>PT5S</meta:editing-duration>
    <meta:editing-cycles>1</meta:editing-cycles>
    <meta:document-statistic meta:table-count="0" meta:image-count="0" meta:object-count="1" meta:page-count="1" meta:paragraph-count="2" meta:word-count="53" meta:character-count="414" meta:non-whitespace-character-count="364"/>
    <meta:generator>LibreOffice/5.1.6.2$Linux_X86_64 LibreOffice_project/10m0$Build-2</meta:generator>
  </office:meta>
</office:document-meta>
</file>

<file path=Object 1/content.xml><?xml version="1.0" encoding="utf-8"?>
<math xmlns="http://www.w3.org/1998/Math/MathML" display="block">
  <semantics>
    <msub>
      <mi>T</mi>
      <mi mathvariant="italic">bilancio</mi>
    </msub>
    <annotation encoding="StarMath 5.0">{T} rsub {bilancio}</annotation>
  </semantics>
</math>
</file>